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28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24.17mm"/>
    </style:style>
    <style:style style:name="co6" style:family="table-column">
      <style:table-column-properties fo:break-before="auto" style:column-width="105.85mm"/>
    </style:style>
    <style:style style:name="co7" style:family="table-column">
      <style:table-column-properties fo:break-before="auto" style:column-width="264.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59mm" fo:break-before="auto" style:use-optimal-row-height="true"/>
    </style:style>
    <style:style style:name="ro4" style:family="table-row">
      <style:table-row-properties style:row-height="4.62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2.56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16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WI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5"/>
        <table:table-column table:style-name="co7" table:default-cell-style-name="Default"/>
        <table:table-column table:style-name="co8" table:number-columns-repeated="1017" table:default-cell-style-name="ce3"/>
        <table:table-row table:style-name="ro1">
          <table:table-cell table:style-name="ce2" office:value-type="string" calcext:value-type="string">
            <text:p>technology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paramet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unit</text:p>
          </table:table-cell>
          <table:table-cell table:style-name="ce4" office:value-type="string" calcext:value-type="string">
            <text:p>notes</text:p>
          </table:table-cell>
          <table:table-cell office:value-type="string" calcext:value-type="string">
            <text:p>link(s)</text:p>
          </table:table-cell>
          <table:table-cell table:style-name="ce2" table:number-columns-repeated="1017"/>
        </table:table-row>
        <table:table-row table:style-name="ro2">
          <table:table-cell office:value-type="string" calcext:value-type="string">
            <text:p>defaul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mature market Germany had WACC 4% nominal 2% real in 2018; assume all markets become mature eventually</text:p>
          </table:table-cell>
          <table:table-cell office:value-type="string" calcext:value-type="string">
            <text:p>https://www.ise.fraunhofer.de/content/dam/ise/de/documents/publications/studies/DE2018_ISE_Studie_Stromgestehungskosten_Erneuerbare_Energien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l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discount rat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mature market Germany had WACC 4% nominal 2% real in 2018; assume all markets become mature eventually</text:p>
          </table:table-cell>
          <table:table-cell office:value-type="string" calcext:value-type="string">
            <text:p>https://www.ise.fraunhofer.de/content/dam/ise/de/documents/publications/studies/DE2018_ISE_Studie_Stromgestehungskosten_Erneuerbare_Energien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l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iscount rate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mature market Germany had WACC 4% nominal 2% real in 2018; assume all markets become mature eventually</text:p>
          </table:table-cell>
          <table:table-cell office:value-type="string" calcext:value-type="string">
            <text:p>https://www.ise.fraunhofer.de/content/dam/ise/de/documents/publications/studies/DE2018_ISE_Studie_Stromgestehungskosten_Erneuerbare_Energien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/y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F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/y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F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/y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2742" calcext:value-type="float">
            <text:p>2742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style-name="Default"/>
          <table:table-cell office:value-type="string" calcext:value-type="string">
            <text:p>https://deepresource.wordpress.com/2017/01/07/offshore-wind-life-expectancy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style-name="Default"/>
          <table:table-cell office:value-type="string" calcext:value-type="string">
            <text:p>https://deepresource.wordpress.com/2017/01/07/offshore-wind-life-expectancy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style-name="Default"/>
          <table:table-cell office:value-type="string" calcext:value-type="string">
            <text:p>https://deepresource.wordpress.com/2017/01/07/offshore-wind-life-expectancy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electrolysis defaul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PEM with RD&amp;D (extrapolated from linked source)</text:p>
          </table:table-cell>
          <table:table-cell office:value-type="string" calcext:value-type="string">
            <text:p>https://doi.org/10.1016/j.ijhydene.2017.10.0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electrolysis defaul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PEM with RD&amp;D (extrapolated from linked source)</text:p>
          </table:table-cell>
          <table:table-cell office:value-type="string" calcext:value-type="string">
            <text:p>https://doi.org/10.1016/j.ijhydene.2017.10.0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electrolysis defaul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extrapolated (linked ESYS source has <text:s/>260 EUR/kWel)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electrolysis Nicola-NE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USD/kWel</text:p>
          </table:table-cell>
          <table:table-cell office:value-type="string" calcext:value-type="string">
            <text:p>Nicola-NEL June 2020 </text:p>
          </table:table-cell>
          <table:table-cell office:value-type="string" calcext:value-type="string">
            <text:p>https://nikolamotor.com/press_releases/nikola-orders-enough-electrolysis-equipment-from-nel-to-produce-40000-kgs-of-hydrogen-per-day-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electrolysis Nicola-NEL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USD/kWel</text:p>
          </table:table-cell>
          <table:table-cell office:value-type="string" calcext:value-type="string">
            <text:p>Nicola-NEL June 2020 </text:p>
          </table:table-cell>
          <table:table-cell office:value-type="string" calcext:value-type="string">
            <text:p>https://nikolamotor.com/press_releases/nikola-orders-enough-electrolysis-equipment-from-nel-to-produce-40000-kgs-of-hydrogen-per-day-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electrolysis Nicola-NEL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USD/kWel</text:p>
          </table:table-cell>
          <table:table-cell office:value-type="string" calcext:value-type="string">
            <text:p>Nicola-NEL June 2020 </text:p>
          </table:table-cell>
          <table:table-cell office:value-type="string" calcext:value-type="string">
            <text:p>https://nikolamotor.com/press_releases/nikola-orders-enough-electrolysis-equipment-from-nel-to-produce-40000-kgs-of-hydrogen-per-day-8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1</text:p>
          </table:table-cell>
          <table:table-cell office:value-type="string" calcext:value-type="string">
            <text:p>http://hdl.handle.net/10419/80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2</text:p>
          </table:table-cell>
          <table:table-cell office:value-type="string" calcext:value-type="string">
            <text:p>http://hdl.handle.net/10419/80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3</text:p>
          </table:table-cell>
          <table:table-cell office:value-type="string" calcext:value-type="string">
            <text:p>http://hdl.handle.net/10419/803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4</text:p>
          </table:table-cell>
          <table:table-cell office:value-type="string" calcext:value-type="string">
            <text:p>http://hdl.handle.net/10419/803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5</text:p>
          </table:table-cell>
          <table:table-cell office:value-type="string" calcext:value-type="string">
            <text:p>http://hdl.handle.net/10419/803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6</text:p>
          </table:table-cell>
          <table:table-cell office:value-type="string" calcext:value-type="string">
            <text:p>http://hdl.handle.net/10419/803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7</text:p>
          </table:table-cell>
          <table:table-cell office:value-type="string" calcext:value-type="string">
            <text:p>http://hdl.handle.net/10419/803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8</text:p>
          </table:table-cell>
          <table:table-cell office:value-type="string" calcext:value-type="string">
            <text:p>http://hdl.handle.net/10419/803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9</text:p>
          </table:table-cell>
          <table:table-cell office:value-type="string" calcext:value-type="string">
            <text:p>http://hdl.handle.net/10419/803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10</text:p>
          </table:table-cell>
          <table:table-cell office:value-type="string" calcext:value-type="string">
            <text:p>http://hdl.handle.net/10419/803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11</text:p>
          </table:table-cell>
          <table:table-cell office:value-type="string" calcext:value-type="string">
            <text:p>http://hdl.handle.net/10419/803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12</text:p>
          </table:table-cell>
          <table:table-cell office:value-type="string" calcext:value-type="string">
            <text:p>http://hdl.handle.net/10419/8035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salt cavern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solution mined minimum from <text:s/>(0.02 $2008 -&gt; $2020 via https://www.usinflationcalculator.com/)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salt cavern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solution mined minimum from <text:s/>(0.02 $2008 -&gt; $2020 via https://www.usinflationcalculator.com/)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salt cavern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solution mined minimum from <text:s/>(0.02 $2008 -&gt; $2020 via https://www.usinflationcalculator.com/)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salt cavern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[To be confirmed applicable for salt cavern?]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salt cavern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[To be confirmed applicable for salt cavern?]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salt cavern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[To be confirmed applicable for salt cavern?]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rock cavern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maximum from linked source (0.49 $2008 -&gt; $2020 via https://www.usinflationcalculator.com/) 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rock cavern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maximum from linked source (0.49 $2008 -&gt; $2020 via https://www.usinflationcalculator.com/) 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rock cavern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maximum from linked source (0.49 $2008 -&gt; $2020 via https://www.usinflationcalculator.com/) 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rock cavern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rock cavern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rock cavern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2 steel tank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UR/kWh</text:p>
          </table:table-cell>
          <table:table-cell table:style-name="Default"/>
          <table:table-cell table:style-name="ce5" office:value-type="string" calcext:value-type="string">
            <text:p>http://dx.doi.org/10.1016/j.rser.2014.10.01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2 steel tank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UR/kWh</text:p>
          </table:table-cell>
          <table:table-cell table:style-name="Default"/>
          <table:table-cell table:style-name="ce5" office:value-type="string" calcext:value-type="string">
            <text:p>http://dx.doi.org/10.1016/j.rser.2014.10.01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2 steel tank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UR/kWh</text:p>
          </table:table-cell>
          <table:table-cell table:style-name="Default"/>
          <table:table-cell table:style-name="ce5" office:value-type="string" calcext:value-type="string">
            <text:p>http://dx.doi.org/10.1016/j.rser.2014.10.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steel tank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<text:s/>no source given in WHOB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steel tank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<text:s/>no source given in WHOB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steel tank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<text:s/>no source given in WHOB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ery invert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SD/kW</text:p>
          </table:table-cell>
          <table:table-cell office:value-type="string" calcext:value-type="string">
            <text:p>extrapolated from linked source</text:p>
          </table:table-cell>
          <table:table-cell office:value-type="string" calcext:value-type="string">
            <text:p>http://dx.doi.org/10.1016/j.jpowsour.2012.09.0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invert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SD/kW</text:p>
          </table:table-cell>
          <table:table-cell office:value-type="string" calcext:value-type="string">
            <text:p>extrapolated from linked source</text:p>
          </table:table-cell>
          <table:table-cell office:value-type="string" calcext:value-type="string">
            <text:p>http://dx.doi.org/10.1016/j.jpowsour.2012.09.0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inverte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SD/kW</text:p>
          </table:table-cell>
          <table:table-cell office:value-type="string" calcext:value-type="string">
            <text:p>extrapolated from linked source</text:p>
          </table:table-cell>
          <table:table-cell office:value-type="string" calcext:value-type="string">
            <text:p>http://dx.doi.org/10.1016/j.jpowsour.2012.09.05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attery invert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dx.doi.org/10.1016/j.jpowsour.2012.09.05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attery invert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dx.doi.org/10.1016/j.jpowsour.2012.09.05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attery inverte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dx.doi.org/10.1016/j.jpowsour.2012.09.0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ttery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extrapolated from linked source (consistent with <text:a xlink:href="https://doi.org/10.1038/nclimate2564" xlink:type="simple">https://doi.org/10.1038/nclimate2564</text:a>)</text:p>
          </table:table-cell>
          <table:table-cell table:style-name="ce3" office:value-type="string" calcext:value-type="string">
            <text:p>http://dx.doi.org/10.1016/j.jpowsour.2012.09.054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ttery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extrapolated from linked source (consistent with <text:a xlink:href="https://doi.org/10.1038/nclimate2564" xlink:type="simple">https://doi.org/10.1038/nclimate2564</text:a>)</text:p>
          </table:table-cell>
          <table:table-cell table:style-name="ce3" office:value-type="string" calcext:value-type="string">
            <text:p>http://dx.doi.org/10.1016/j.jpowsour.2012.09.054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ttery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extrapolated from linked source (consistent with <text:a xlink:href="https://doi.org/10.1038/nclimate2564" xlink:type="simple">https://doi.org/10.1038/nclimate2564</text:a>)</text:p>
          </table:table-cell>
          <table:table-cell table:style-name="ce3" office:value-type="string" calcext:value-type="string">
            <text:p>http://dx.doi.org/10.1016/j.jpowsour.2012.09.05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based on IE-EWIC 500MW @ €570M (2012) <text:s/>(pg 8) </text:p>
          </table:table-cell>
          <table:table-cell office:value-type="string" calcext:value-type="string">
            <text:p>https://www.cru.ie/wp-content/uploads/2012/07/cer12149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based on IE-EWIC 500MW @ €570M (2012) <text:s/>(pg 8) </text:p>
          </table:table-cell>
          <table:table-cell office:value-type="string" calcext:value-type="string">
            <text:p>https://www.cru.ie/wp-content/uploads/2012/07/cer12149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based on IE-EWIC 500MW @ €570M (2012) <text:s/>(pg 8) </text:p>
          </table:table-cell>
          <table:table-cell office:value-type="string" calcext:value-type="string">
            <text:p>https://www.cru.ie/wp-content/uploads/2012/07/cer12149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based on IE-EWIC losses of 30MW at rated (500MW) power </text:p>
          </table:table-cell>
          <table:table-cell office:value-type="string" calcext:value-type="string">
            <text:p>http://www.eirgrid.ie/site-files/library/EirGrid/EWIC_IEI%20Presentation%2029.04.10.ppt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based on IE-EWIC losses of 30MW at rated (500MW) power </text:p>
          </table:table-cell>
          <table:table-cell office:value-type="string" calcext:value-type="string">
            <text:p>http://www.eirgrid.ie/site-files/library/EirGrid/EWIC_IEI%20Presentation%2029.04.10.ppt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based on IE-EWIC losses of 30MW at rated (500MW) power </text:p>
          </table:table-cell>
          <table:table-cell office:value-type="string" calcext:value-type="string">
            <text:p>http://www.eirgrid.ie/site-files/library/EirGrid/EWIC_IEI%20Presentation%2029.04.10.ppt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18-for-0 (<text:a xlink:href="http://www.18for0.ie/" xlink:type="simple">www.18for0.ie</text:a>) study 2020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18-for-0 (www.18for0.ie) study 2021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18-for-0 (www.18for0.ie) study 2022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scount rate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18-for-0 study 2020 (WACC 8.7%-10%: but arguably too high for system-wide/society-wide analysis)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discount rate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18-for-0 study 2020 (WACC 8.7%-10%: but arguably too high for system-wide/society-wide analysis)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iscount rate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18-for-0 study 2020 (WACC 8.7%-10%: but arguably too high for system-wide/society-wide analysis)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18-for-0 study 2020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2970" calcext:value-type="float">
            <text:p>297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18-for-0 study 2020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18-for-0 study 2020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OM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%/year</text:p>
          </table:table-cell>
          <table:table-cell office:value-type="string" calcext:value-type="string">
            <text:p>18-for-0 study 2020 €32 FOM vs €5250/kW investment - but need variable (fuel) costs also?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FOM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%/year</text:p>
          </table:table-cell>
          <table:table-cell office:value-type="string" calcext:value-type="string">
            <text:p>18-for-0 study 2020 €32 FOM vs €2970/kW investment - but need variable (fuel) costs also?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FOM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%/year</text:p>
          </table:table-cell>
          <table:table-cell office:value-type="string" calcext:value-type="string">
            <text:p>18-for-0 study 2020 €32 FOM vs €2640/kW investment - but need variable (fuel) costs also?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surface ICE transport vehicles and fuel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C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surface ICE transport vehicles and fuel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C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surface ICE transport vehicles and fuel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full BEV surface transport vehicle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full BEV surface transport vehicle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full BEV surface transport vehicle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table:formula="of:=(27595+5000)/((30000*0.206)/(365*24))" office:value-type="float" office:value="46202.6213592233" calcext:value-type="float">
            <text:p>46202.6213592233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Example BEV: Nissan Leaf XE (40 kWh battery). €27,595, plus €5,000 grant aid (minus €0 VRT). Average power of (say) (30,000 km/yr * 0.206 kWh/km)/(365*24). </text:p>
          </table:table-cell>
          <table:table-cell table:style-name="ce3" office:value-type="string" calcext:value-type="string">
            <text:p>https://www.nissan.ie/vehicles/new-vehicles/leaf/price-specifications.html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B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table:formula="of:=[.D104]" office:value-type="float" office:value="46202.6213592233" calcext:value-type="float">
            <text:p>46202.6213592233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Example BEV: Nissan Leaf XE (40 kWh battery); , 110 kW peak motor power; €27,595, plus €5,000 grant aid (minus €0 VRT) </text:p>
          </table:table-cell>
          <table:table-cell table:style-name="ce3" office:value-type="string" calcext:value-type="string">
            <text:p>https://www.nissan.ie/vehicles/new-vehicles/leaf/price-specifications.html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B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table:formula="of:=[.D105]" office:value-type="float" office:value="46202.6213592233" calcext:value-type="float">
            <text:p>46202.6213592233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Example BEV: Nissan Leaf XE (40 kWh battery); , 110 kW peak motor power; €27,595, plus €5,000 grant aid (minus €0 VRT) </text:p>
          </table:table-cell>
          <table:table-cell table:style-name="ce3" office:value-type="string" calcext:value-type="string">
            <text:p>https://www.nissan.ie/vehicles/new-vehicles/leaf/price-specifications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Crude estimate. Vehicle lifetime likely ~20 years, but battery perhaps only 10 years (Nissan warranty 8 year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table:formula="of:=[.D107]"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Crude estimate. Vehicle lifetime likely ~20 years, but battery perhaps only 10 years (Nissan warranty 8 year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table:formula="of:=[.D108]"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Crude estimate. Vehicle lifetime likely ~20 years, but battery perhaps only 10 years (Nissan warranty 8 years)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Crude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discount rate</text:p>
          </table:table-cell>
          <table:table-cell table:formula="of:=[.D110]"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Crude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iscount rate</text:p>
          </table:table-cell>
          <table:table-cell table:formula="of:=[.D111]"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Crude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FC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full FCEV surface transport vehicles. Linked source suggests that FCEV was noticeably lower than BEV in 2010 but should be comparable by 2020?</text:p>
          </table:table-cell>
          <table:table-cell table:style-name="ce3" office:value-type="string" calcext:value-type="string">
            <text:p>https://publications.jrc.ec.europa.eu/repository/bitstream/JRC85327/ttw_report_v4a_online.pdf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FC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table:formula="of:=[.D113]"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full FCEV surface transport vehicles. Linked source suggests that FCEV was noticeably lower than BEV in 2010 but should be comparable by 2020?</text:p>
          </table:table-cell>
          <table:table-cell table:style-name="ce3" office:value-type="string" calcext:value-type="string">
            <text:p>https://publications.jrc.ec.europa.eu/repository/bitstream/JRC85327/ttw_report_v4a_online.pdf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FC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table:formula="of:=[.D114]"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full FCEV surface transport vehicles. Linked source suggests that FCEV was noticeably lower than BEV in 2010 but should be comparable by 2020?</text:p>
          </table:table-cell>
          <table:table-cell table:style-name="ce3" office:value-type="string" calcext:value-type="string">
            <text:p>https://publications.jrc.ec.europa.eu/repository/bitstream/JRC85327/ttw_report_v4a_online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C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table:formula="of:=[.D104]" office:value-type="float" office:value="46202.6213592233" calcext:value-type="float">
            <text:p>46202.6213592233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Crude estimate: roughly similar to BEV?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FC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table:formula="of:=[.D116]" office:value-type="float" office:value="46202.6213592233" calcext:value-type="float">
            <text:p>46202.6213592233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Crude estimate: roughly similar to BEV?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FC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table:formula="of:=[.D117]" office:value-type="float" office:value="46202.6213592233" calcext:value-type="float">
            <text:p>46202.6213592233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Crude estimate: roughly similar to BEV?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FC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Crude estimate. Vehicle lifetime likely ~20 years, but FC perhaps only 10 years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C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Crude estimate. Vehicle lifetime likely ~20 years, but FC perhaps only 10 years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C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Crude estimate. Vehicle lifetime likely ~20 years, but FC perhaps only 10 years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C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Crude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C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Crude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C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Crude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SH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Notional: for functional test purposes only</text:p>
          </table:table-cell>
          <table:table-cell table:style-name="ce3"/>
          <table:table-cell table:number-columns-repeated="1017"/>
        </table:table-row>
        <table:table-row table:style-name="ro4">
          <table:table-cell office:value-type="string" calcext:value-type="string">
            <text:p>ASHP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table:style-name="Default" table:formula="of:=[.D125]" office:value-type="float" office:value="2.5" calcext:value-type="float">
            <text:p>2.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Notional: for functional test purposes only</text:p>
          </table:table-cell>
          <table:table-cell table:style-name="ce3"/>
          <table:table-cell table:number-columns-repeated="1017"/>
        </table:table-row>
        <table:table-row table:style-name="ro4">
          <table:table-cell office:value-type="string" calcext:value-type="string">
            <text:p>ASHP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table:formula="of:=[.D126]" office:value-type="float" office:value="2.5" calcext:value-type="float">
            <text:p>2.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Notional: for functional test purposes only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ASH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table:formula="of:=(10000/10)/[.D125]" office:value-type="float" office:value="400" calcext:value-type="float">
            <text:p>40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Notional: for functional test purposes only (~€10k for ~10kW output?)</text:p>
          </table:table-cell>
          <table:table-cell table:style-name="ce3"/>
          <table:table-cell table:number-columns-repeated="1017"/>
        </table:table-row>
        <table:table-row table:style-name="ro4">
          <table:table-cell office:value-type="string" calcext:value-type="string">
            <text:p>ASHP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table:formula="of:=[.D128]" office:value-type="float" office:value="400" calcext:value-type="float">
            <text:p>40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Notional: for functional test purposes only</text:p>
          </table:table-cell>
          <table:table-cell table:style-name="ce3"/>
          <table:table-cell table:number-columns-repeated="1017"/>
        </table:table-row>
        <table:table-row table:style-name="ro4">
          <table:table-cell office:value-type="string" calcext:value-type="string">
            <text:p>ASHP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table:formula="of:=[.D129]" office:value-type="float" office:value="400" calcext:value-type="float">
            <text:p>40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Notional: for functional test purposes only</text:p>
          </table:table-cell>
          <table:table-cell table:style-name="ce3"/>
          <table:table-cell table:number-columns-repeated="1017"/>
        </table:table-row>
        <table:table-row table:style-name="ro4">
          <table:table-cell office:value-type="string" calcext:value-type="string">
            <text:p>ASH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Notional: for functional test purposes onl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SHP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Notional: for functional test purposes onl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SHP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Notional: for functional test purposes onl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SH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Notional: for functional test purposes onl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SHP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Notional: for functional test purposes onl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SHP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Notional: for functional test purposes onl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H2 boil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Notional: for functional test purposes only</text:p>
          </table:table-cell>
          <table:table-cell table:style-name="ce3"/>
          <table:table-cell table:number-columns-repeated="1017"/>
        </table:table-row>
        <table:table-row table:style-name="ro4">
          <table:table-cell office:value-type="string" calcext:value-type="string">
            <text:p>H2 boil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table:style-name="Default" table:formula="of:=[.D137]" office:value-type="float" office:value="0.9" calcext:value-type="float">
            <text:p>0.9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Notional: for functional test purposes only</text:p>
          </table:table-cell>
          <table:table-cell table:style-name="ce3"/>
          <table:table-cell table:number-columns-repeated="1017"/>
        </table:table-row>
        <table:table-row table:style-name="ro4">
          <table:table-cell office:value-type="string" calcext:value-type="string">
            <text:p>H2 boile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table:formula="of:=[.D138]" office:value-type="float" office:value="0.9" calcext:value-type="float">
            <text:p>0.9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Notional: for functional test purposes only</text:p>
          </table:table-cell>
          <table:table-cell table:style-name="ce3"/>
          <table:table-cell table:number-columns-repeated="1017"/>
        </table:table-row>
        <table:table-row table:style-name="ro3">
          <table:table-cell office:value-type="string" calcext:value-type="string">
            <text:p>H2 boil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table:formula="of:=(2000/10)/[.D137]" office:value-type="float" office:value="222.222222222222" calcext:value-type="float">
            <text:p>222.222222222222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Notional: for functional test purposes only (~€10k for ~10kW output?)</text:p>
          </table:table-cell>
          <table:table-cell table:style-name="ce3"/>
          <table:table-cell table:number-columns-repeated="1017"/>
        </table:table-row>
        <table:table-row table:style-name="ro4">
          <table:table-cell office:value-type="string" calcext:value-type="string">
            <text:p>H2 boil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table:formula="of:=[.D140]" office:value-type="float" office:value="222.222222222222" calcext:value-type="float">
            <text:p>222.222222222222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Notional: for functional test purposes only</text:p>
          </table:table-cell>
          <table:table-cell table:style-name="ce3"/>
          <table:table-cell table:number-columns-repeated="1017"/>
        </table:table-row>
        <table:table-row table:style-name="ro4">
          <table:table-cell office:value-type="string" calcext:value-type="string">
            <text:p>H2 boile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table:formula="of:=[.D141]" office:value-type="float" office:value="222.222222222222" calcext:value-type="float">
            <text:p>222.222222222222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Notional: for functional test purposes only</text:p>
          </table:table-cell>
          <table:table-cell table:style-name="ce3"/>
          <table:table-cell table:number-columns-repeated="1017"/>
        </table:table-row>
        <table:table-row table:style-name="ro4">
          <table:table-cell office:value-type="string" calcext:value-type="string">
            <text:p>H2 boil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Notional: for functional test purposes onl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H2 boil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Notional: for functional test purposes onl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H2 boile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Notional: for functional test purposes onl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H2 boil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Notional: for functional test purposes onl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H2 boil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Notional: for functional test purposes onl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H2 boile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Notional: for functional test purposes on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craf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“Tank-to-thrust”: Very rough estimate across aircraft</text:p>
          </table:table-cell>
          <table:table-cell office:value-type="string" calcext:value-type="string">
            <text:p>https://en.wikipedia.org/wiki/Jet_engine#Energy_efficiency_relating_to_aircraft_jet_engin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craf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“Tank-to-thrust”: Very rough estimate across aircraft</text:p>
          </table:table-cell>
          <table:table-cell office:value-type="string" calcext:value-type="string">
            <text:p>https://en.wikipedia.org/wiki/Jet_engine#Energy_efficiency_relating_to_aircraft_jet_engin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craf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“Tank-to-thrust”: Very rough estimate across aircraft</text:p>
          </table:table-cell>
          <table:table-cell office:value-type="string" calcext:value-type="string">
            <text:p>https://en.wikipedia.org/wiki/Jet_engine#Energy_efficiency_relating_to_aircraft_jet_engines</text:p>
          </table:table-cell>
          <table:table-cell table:number-columns-repeated="1017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16:27:48.7726422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6T16:30:42.174860431</dc:date>
    <meta:editing-duration>PT18H48M51S</meta:editing-duration>
    <meta:editing-cycles>13</meta:editing-cycles>
    <meta:generator>LibreOffice/6.0.7.3$Linux_X86_64 LibreOffice_project/00m0$Build-3</meta:generator>
    <meta:document-statistic meta:table-count="1" meta:cell-count="979" meta:object-count="0"/>
  </office:meta>
</office:document-meta>
</file>